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9E0FF" style:repeat-content="false"/>
      <style:paragraph-properties fo:text-align="center"/>
    </style:style>
    <style:style style:name="ce3" style:family="table-cell" style:parent-style-name="Default" style:data-style-name="N15">
      <style:table-cell-properties fo:border="thin soli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14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15">
      <style:table-cell-properties fo:border="thin solid #000000"/>
    </style:style>
    <style:style style:name="ce7" style:family="table-cell" style:parent-style-name="Default" style:data-style-name="N14">
      <style:table-cell-properties fo:border="thin solid #000000"/>
    </style:style>
    <style:style style:name="ce8" style:family="table-cell" style:parent-style-name="Default" style:data-style-name="N15">
      <style:table-cell-properties fo:border="thin solid #000000" fo:background-color="#C9E0FF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15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15">
      <style:table-cell-properties fo:border="thin solid #000000" fo:background-color="#FFFF00"/>
    </style:style>
    <style:style style:name="ce14" style:family="table-cell" style:parent-style-name="Default" style:data-style-name="N14">
      <style:table-cell-properties fo:border="thin solid #000000" fo:background-color="#FFFF00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15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="thin solid #000000" fo:background-color="transparent"/>
    </style:style>
    <style:style style:name="ce19" style:family="table-cell" style:parent-style-name="Default" style:data-style-name="N14">
      <style:table-cell-properties fo:border="thin solid #000000" fo:background-color="transparent"/>
    </style:style>
    <style:style style:name="ce20" style:family="table-cell" style:parent-style-name="Default" style:data-style-name="N36">
      <style:table-cell-properties fo:border="thin solid #000000" fo:background-color="#FFFF00"/>
    </style:style>
    <style:style style:name="ce21" style:family="table-cell" style:parent-style-name="Default" style:data-style-name="N15"/>
    <style:style style:name="ce2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15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14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15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C9E0FF" style:repeat-content="false"/>
      <style:paragraph-properties fo:text-align="center"/>
    </style:style>
    <style:style style:name="ce31" style:family="table-cell" style:parent-style-name="Default" style:data-style-name="N15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15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15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617361111111111cm" style:use-optimal-column-width="true"/>
    </style:style>
    <style:style style:name="co3" style:family="table-column">
      <style:table-column-properties fo:break-before="auto" style:column-width="0.652638888888889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81680555555556cm"/>
    </style:style>
    <style:style style:name="co7" style:family="table-column">
      <style:table-column-properties fo:break-before="auto" style:column-width="1.35819444444444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2.5pt" style:use-optimal-row-height="false" fo:break-before="auto"/>
    </style:style>
    <style:style style:name="ro3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22.96614in" svg:y="8.6870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16.81811in" svg:y="8.01496in" svg:width="5.84173in" svg:height="3.5413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13.6437in" svg:y="7.55354in" svg:width="5.79173in" svg:height="4.01102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Gráfico 4" svg:x="18.43963in" svg:y="3.33322in" svg:width="5.89134in" svg:height="3.48898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1" table:number-columns-repeated="10" table:default-cell-style-name="ce1"/>
        <table:table-column table:style-name="co9" table:number-columns-repeated="16353" table:default-cell-style-name="ce1"/>
        <table:table-row table:style-name="ro1">
          <table:table-cell office:value-type="string" table:style-name="ce1">
            <text:p>Columns</text:p>
          </table:table-cell>
          <table:table-cell table:number-columns-repeated="16383"/>
        </table:table-row>
        <table:table-row table:number-rows-repeated="15" table:style-name="ro1">
          <table:table-cell table:number-columns-repeated="16384"/>
        </table:table-row>
        <table:table-row table:style-name="ro2">
          <table:table-cell table:number-columns-repeated="7"/>
          <table:table-cell office:value-type="string" table:number-columns-spanned="13" table:number-rows-spanned="1" table:style-name="ce22">
            <text:p>GPU</text:p>
          </table:table-cell>
          <table:covered-table-cell table:number-columns-repeated="12"/>
          <table:table-cell office:value-type="string" table:style-name="ce2">
            <text:p>CPU</text:p>
          </table:table-cell>
          <table:table-cell table:number-columns-repeated="2" table:style-name="ce1"/>
          <table:table-cell office:value-type="string" table:number-columns-spanned="8" table:number-rows-spanned="1" table:style-name="ce23">
            <text:p>CPU</text:p>
          </table:table-cell>
          <table:covered-table-cell table:number-columns-repeated="7"/>
          <table:table-cell table:number-columns-repeated="16353"/>
        </table:table-row>
        <table:table-row table:style-name="ro2">
          <table:table-cell table:number-columns-repeated="7"/>
          <table:table-cell office:value-type="string" table:number-columns-spanned="2" table:number-rows-spanned="1" table:style-name="ce22">
            <text:p>Grid</text:p>
          </table:table-cell>
          <table:covered-table-cell/>
          <table:table-cell office:value-type="string" table:number-columns-spanned="2" table:number-rows-spanned="1" table:style-name="ce24">
            <text:p>Block</text:p>
          </table:table-cell>
          <table:covered-table-cell/>
          <table:table-cell office:value-type="string" table:number-columns-spanned="10" table:number-rows-spanned="1" table:style-name="ce23">
            <text:p>Time (s)</text:p>
          </table:table-cell>
          <table:covered-table-cell table:number-columns-repeated="9"/>
          <table:table-cell table:number-columns-repeated="2" table:style-name="ce1"/>
          <table:table-cell office:value-type="string" table:number-columns-spanned="7" table:number-rows-spanned="1" table:style-name="ce23">
            <text:p>Time (s)</text:p>
          </table:table-cell>
          <table:covered-table-cell table:number-columns-repeated="6"/>
          <table:table-cell office:value-type="string" table:number-columns-spanned="1" table:number-rows-spanned="2" table:style-name="ce25">
            <text:p>SD/Ave</text:p>
          </table:table-cell>
          <table:table-cell table:number-columns-repeated="16353"/>
        </table:table-row>
        <table:table-row table:style-name="ro3">
          <table:table-cell table:number-columns-repeated="7"/>
          <table:table-cell office:value-type="string" table:style-name="ce26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8">
            <text:p>1<text:span text:style-name="T2">st</text:span><text:s/>Run</text:p>
          </table:table-cell>
          <table:table-cell office:value-type="string" table:style-name="ce28">
            <text:p>2<text:span text:style-name="T2">nd</text:span><text:s/>Run</text:p>
          </table:table-cell>
          <table:table-cell office:value-type="string" table:style-name="ce28">
            <text:p>3<text:span text:style-name="T2">rd</text:span><text:s/>Run</text:p>
          </table:table-cell>
          <table:table-cell office:value-type="string" table:style-name="ce28">
            <text:p>4<text:span text:style-name="T2">th</text:span><text:s/>Run</text:p>
          </table:table-cell>
          <table:table-cell office:value-type="string" table:style-name="ce28">
            <text:p>5<text:span text:style-name="T2">th</text:span><text:s/>Run</text:p>
          </table:table-cell>
          <table:table-cell office:value-type="string" table:style-name="ce28">
            <text:p>GPU Average</text:p>
          </table:table-cell>
          <table:table-cell office:value-type="string" table:style-name="ce28">
            <text:p>Standard Deviation</text:p>
          </table:table-cell>
          <table:table-cell office:value-type="string" table:style-name="ce29">
            <text:p>SD/Ave</text:p>
          </table:table-cell>
          <table:table-cell office:value-type="string" table:style-name="ce29">
            <text:p>Theorical Value</text:p>
          </table:table-cell>
          <table:table-cell office:value-type="string" table:style-name="ce30">
            <text:p>CPU Average</text:p>
          </table:table-cell>
          <table:table-cell table:number-columns-repeated="2" table:style-name="ce1"/>
          <table:table-cell office:value-type="string" table:style-name="ce3">
            <text:p>1<text:span text:style-name="T2">st</text:span><text:s/>Run</text:p>
          </table:table-cell>
          <table:table-cell office:value-type="string" table:style-name="ce3">
            <text:p>2<text:span text:style-name="T2">nd</text:span><text:s/>Run</text:p>
          </table:table-cell>
          <table:table-cell office:value-type="string" table:style-name="ce3">
            <text:p>3<text:span text:style-name="T2">rd</text:span><text:s/>Run</text:p>
          </table:table-cell>
          <table:table-cell office:value-type="string" table:style-name="ce3">
            <text:p>4<text:span text:style-name="T2">th</text:span><text:s/>Run</text:p>
          </table:table-cell>
          <table:table-cell office:value-type="string" table:style-name="ce3">
            <text:p>5<text:span text:style-name="T2">th</text:span><text:s/>Run</text:p>
          </table:table-cell>
          <table:table-cell office:value-type="string" table:style-name="ce3">
            <text:p>Average</text:p>
          </table:table-cell>
          <table:table-cell office:value-type="string" table:style-name="ce3">
            <text:p>Standard Deviation</text:p>
          </table:table-cell>
          <table:covered-table-cell/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¹⁰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⁰</text:p>
          </table:table-cell>
          <table:table-cell office:value-type="float" office:value="0.23130000000000001" table:style-name="ce6">
            <text:p>2,31E-01</text:p>
          </table:table-cell>
          <table:table-cell office:value-type="float" office:value="0.23419999999999999" table:style-name="ce6">
            <text:p>2,34E-01</text:p>
          </table:table-cell>
          <table:table-cell office:value-type="float" office:value="0.23319999999999999" table:style-name="ce6">
            <text:p>2,33E-01</text:p>
          </table:table-cell>
          <table:table-cell office:value-type="float" office:value="0.23400000000000001" table:style-name="ce6">
            <text:p>2,34E-01</text:p>
          </table:table-cell>
          <table:table-cell office:value-type="float" office:value="0.22750000000000001" table:style-name="ce6">
            <text:p>2,28E-01</text:p>
          </table:table-cell>
          <table:table-cell office:value-type="float" office:value="0.23203999999999997" table:formula="of:=AVERAGE([.L20:.P20])" table:style-name="ce6">
            <text:p>2,32E-01</text:p>
          </table:table-cell>
          <table:table-cell office:value-type="float" office:value="2.7844209451877025E-3" table:formula="of:=STDEV([.L20:.P20])" table:style-name="ce6">
            <text:p>2,78E-03</text:p>
          </table:table-cell>
          <table:table-cell office:value-type="percentage" office:value="1.1999745497275052E-2" table:formula="of:=[.R20]/[.Q20]" table:style-name="ce7">
            <text:p>1,20%</text:p>
          </table:table-cell>
          <table:table-cell office:value-type="float" office:value="0.23200000000000001" table:style-name="ce6">
            <text:p>2,32E-01</text:p>
          </table:table-cell>
          <table:table-cell office:value-type="float" office:value="8.85" table:style-name="ce8">
            <text:p>8,85E+00</text:p>
          </table:table-cell>
          <table:table-cell table:number-columns-repeated="2" table:style-name="ce1"/>
          <table:table-cell office:value-type="float" office:value="8.6950000000000003" table:style-name="ce6">
            <text:p>8,70E+00</text:p>
          </table:table-cell>
          <table:table-cell office:value-type="float" office:value="9.0869999999999997" table:style-name="ce6">
            <text:p>9,09E+00</text:p>
          </table:table-cell>
          <table:table-cell office:value-type="float" office:value="8.7110000000000003" table:style-name="ce6">
            <text:p>8,71E+00</text:p>
          </table:table-cell>
          <table:table-cell office:value-type="float" office:value="9.0660000000000007" table:style-name="ce6">
            <text:p>9,07E+00</text:p>
          </table:table-cell>
          <table:table-cell office:value-type="float" office:value="8.673" table:style-name="ce6">
            <text:p>8,67E+00</text:p>
          </table:table-cell>
          <table:table-cell office:value-type="float" office:value="8.8464000000000009" table:formula="of:=AVERAGE([.X20:.AB20])" table:style-name="ce6">
            <text:p>8,85E+00</text:p>
          </table:table-cell>
          <table:table-cell office:value-type="float" office:value="0.21061528909364582" table:formula="of:=STDEV([.X20:.AB20])" table:style-name="ce6">
            <text:p>2,11E-01</text:p>
          </table:table-cell>
          <table:table-cell office:value-type="percentage" office:value="2.3808022369963579E-2" table:formula="of:=[.AD20]/[.AC20]" table:style-name="ce7">
            <text:p>2,38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⁹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¹</text:p>
          </table:table-cell>
          <table:table-cell office:value-type="string" table:style-name="ce4">
            <text:p>2⁰</text:p>
          </table:table-cell>
          <table:table-cell office:value-type="float" office:value="0.20949999999999999" table:style-name="ce6">
            <text:p>2,10E-01</text:p>
          </table:table-cell>
          <table:table-cell office:value-type="float" office:value="0.20680000000000001" table:style-name="ce6">
            <text:p>2,07E-01</text:p>
          </table:table-cell>
          <table:table-cell office:value-type="float" office:value="0.2072" table:style-name="ce6">
            <text:p>2,07E-01</text:p>
          </table:table-cell>
          <table:table-cell office:value-type="float" office:value="0.2074" table:style-name="ce6">
            <text:p>2,07E-01</text:p>
          </table:table-cell>
          <table:table-cell office:value-type="float" office:value="0.2089" table:style-name="ce6">
            <text:p>2,09E-01</text:p>
          </table:table-cell>
          <table:table-cell office:value-type="float" office:value="0.20796000000000001" table:formula="of:=AVERAGE([.L21:.P21])" table:style-name="ce6">
            <text:p>2,08E-01</text:p>
          </table:table-cell>
          <table:table-cell office:value-type="float" office:value="1.1717508267545579E-3" table:formula="of:=STDEV([.L21:.P21])" table:style-name="ce6">
            <text:p>1,17E-03</text:p>
          </table:table-cell>
          <table:table-cell office:value-type="percentage" office:value="5.6345009942034901E-3" table:formula="of:=[.R21]/[.Q21]" table:style-name="ce7">
            <text:p>0,56%</text:p>
          </table:table-cell>
          <table:table-cell office:value-type="float" office:value="0.11600000000000001" table:formula="of:=[.T20]/2" table:style-name="ce6">
            <text:p>1,16E-01</text:p>
          </table:table-cell>
          <table:table-cell office:value-type="float" office:value="8.9700000000000006" table:style-name="ce8">
            <text:p>8,97E+00</text:p>
          </table:table-cell>
          <table:table-cell table:number-columns-repeated="2" table:style-name="ce1"/>
          <table:table-cell office:value-type="float" office:value="9.0809999999999995" table:style-name="ce6">
            <text:p>9,08E+00</text:p>
          </table:table-cell>
          <table:table-cell office:value-type="float" office:value="9.0890000000000004" table:style-name="ce6">
            <text:p>9,09E+00</text:p>
          </table:table-cell>
          <table:table-cell office:value-type="float" office:value="9.1059999999999999" table:style-name="ce6">
            <text:p>9,11E+00</text:p>
          </table:table-cell>
          <table:table-cell office:value-type="float" office:value="8.7940000000000005" table:style-name="ce6">
            <text:p>8,79E+00</text:p>
          </table:table-cell>
          <table:table-cell office:value-type="float" office:value="8.8019999999999996" table:style-name="ce6">
            <text:p>8,80E+00</text:p>
          </table:table-cell>
          <table:table-cell office:value-type="float" office:value="8.974400000000001" table:formula="of:=AVERAGE([.X21:.AB21])" table:style-name="ce6">
            <text:p>8,97E+00</text:p>
          </table:table-cell>
          <table:table-cell office:value-type="float" office:value="0.16130809031167648" table:formula="of:=STDEV([.X21:.AB21])" table:style-name="ce6">
            <text:p>1,61E-01</text:p>
          </table:table-cell>
          <table:table-cell office:value-type="percentage" office:value="1.7974247895310713E-2" table:formula="of:=[.AD21]/[.AC21]" table:style-name="ce7">
            <text:p>1,80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⁸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²</text:p>
          </table:table-cell>
          <table:table-cell office:value-type="string" table:style-name="ce4">
            <text:p>2⁰</text:p>
          </table:table-cell>
          <table:table-cell office:value-type="float" office:value="0.1555" table:style-name="ce6">
            <text:p>1,56E-01</text:p>
          </table:table-cell>
          <table:table-cell office:value-type="float" office:value="0.15559999999999999" table:style-name="ce6">
            <text:p>1,56E-01</text:p>
          </table:table-cell>
          <table:table-cell office:value-type="float" office:value="0.15540000000000001" table:style-name="ce6">
            <text:p>1,55E-01</text:p>
          </table:table-cell>
          <table:table-cell office:value-type="float" office:value="0.15479999999999999" table:style-name="ce6">
            <text:p>1,55E-01</text:p>
          </table:table-cell>
          <table:table-cell office:value-type="float" office:value="0.156" table:style-name="ce6">
            <text:p>1,56E-01</text:p>
          </table:table-cell>
          <table:table-cell office:value-type="float" office:value="0.15545999999999999" table:formula="of:=AVERAGE([.L22:.P22])" table:style-name="ce6">
            <text:p>1,55E-01</text:p>
          </table:table-cell>
          <table:table-cell office:value-type="float" office:value="4.3358966777357722E-4" table:formula="of:=STDEV([.L22:.P22])" table:style-name="ce6">
            <text:p>4,34E-04</text:p>
          </table:table-cell>
          <table:table-cell office:value-type="percentage" office:value="2.7890754391713449E-3" table:formula="of:=[.R22]/[.Q22]" table:style-name="ce7">
            <text:p>0,28%</text:p>
          </table:table-cell>
          <table:table-cell office:value-type="float" office:value="5.8000000000000003E-2" table:formula="of:=[.T20]/4" table:style-name="ce6">
            <text:p>5,80E-02</text:p>
          </table:table-cell>
          <table:table-cell office:value-type="float" office:value="8.92" table:style-name="ce8">
            <text:p>8,92E+00</text:p>
          </table:table-cell>
          <table:table-cell table:number-columns-repeated="2" table:style-name="ce1"/>
          <table:table-cell office:value-type="float" office:value="8.5990000000000002" table:style-name="ce6">
            <text:p>8,60E+00</text:p>
          </table:table-cell>
          <table:table-cell office:value-type="float" office:value="9.0869999999999997" table:style-name="ce6">
            <text:p>9,09E+00</text:p>
          </table:table-cell>
          <table:table-cell office:value-type="float" office:value="9.1059999999999999" table:style-name="ce6">
            <text:p>9,11E+00</text:p>
          </table:table-cell>
          <table:table-cell office:value-type="float" office:value="8.8640000000000008" table:style-name="ce6">
            <text:p>8,86E+00</text:p>
          </table:table-cell>
          <table:table-cell office:value-type="float" office:value="8.968" table:style-name="ce6">
            <text:p>8,97E+00</text:p>
          </table:table-cell>
          <table:table-cell office:value-type="float" office:value="8.9248000000000012" table:formula="of:=AVERAGE([.X22:.AB22])" table:style-name="ce6">
            <text:p>8,92E+00</text:p>
          </table:table-cell>
          <table:table-cell office:value-type="float" office:value="0.20667051071693784" table:formula="of:=STDEV([.X22:.AB22])" table:style-name="ce6">
            <text:p>2,07E-01</text:p>
          </table:table-cell>
          <table:table-cell office:value-type="percentage" office:value="2.3156878665845489E-2" table:formula="of:=[.AD22]/[.AC22]" table:style-name="ce7">
            <text:p>2,32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⁷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³</text:p>
          </table:table-cell>
          <table:table-cell office:value-type="string" table:style-name="ce4">
            <text:p>2⁰</text:p>
          </table:table-cell>
          <table:table-cell office:value-type="float" office:value="0.15240000000000001" table:style-name="ce6">
            <text:p>1,52E-01</text:p>
          </table:table-cell>
          <table:table-cell office:value-type="float" office:value="0.15279999999999999" table:style-name="ce6">
            <text:p>1,53E-01</text:p>
          </table:table-cell>
          <table:table-cell office:value-type="float" office:value="0.15310000000000001" table:style-name="ce6">
            <text:p>1,53E-01</text:p>
          </table:table-cell>
          <table:table-cell office:value-type="float" office:value="0.153" table:style-name="ce6">
            <text:p>1,53E-01</text:p>
          </table:table-cell>
          <table:table-cell office:value-type="float" office:value="0.1532" table:style-name="ce6">
            <text:p>1,53E-01</text:p>
          </table:table-cell>
          <table:table-cell office:value-type="float" office:value="0.15290000000000001" table:formula="of:=AVERAGE([.L23:.P23])" table:style-name="ce6">
            <text:p>1,53E-01</text:p>
          </table:table-cell>
          <table:table-cell office:value-type="float" office:value="3.1622776601683821E-4" table:formula="of:=STDEV([.L23:.P23])" table:style-name="ce6">
            <text:p>3,16E-04</text:p>
          </table:table-cell>
          <table:table-cell office:value-type="percentage" office:value="2.0681999085470125E-3" table:formula="of:=[.R23]/[.Q23]" table:style-name="ce7">
            <text:p>0,21%</text:p>
          </table:table-cell>
          <table:table-cell office:value-type="float" office:value="2.9000000000000001E-2" table:formula="of:=[.T20]/8" table:style-name="ce6">
            <text:p>2,90E-02</text:p>
          </table:table-cell>
          <table:table-cell office:value-type="float" office:value="8.93" table:style-name="ce8">
            <text:p>8,93E+00</text:p>
          </table:table-cell>
          <table:table-cell table:number-columns-repeated="2" table:style-name="ce1"/>
          <table:table-cell office:value-type="float" office:value="9.1159999999999997" table:style-name="ce6">
            <text:p>9,12E+00</text:p>
          </table:table-cell>
          <table:table-cell office:value-type="float" office:value="8.7430000000000003" table:style-name="ce6">
            <text:p>8,74E+00</text:p>
          </table:table-cell>
          <table:table-cell office:value-type="float" office:value="8.5510000000000002" table:style-name="ce6">
            <text:p>8,55E+00</text:p>
          </table:table-cell>
          <table:table-cell office:value-type="float" office:value="9.1189999999999998" table:style-name="ce6">
            <text:p>9,12E+00</text:p>
          </table:table-cell>
          <table:table-cell office:value-type="float" office:value="9.1370000000000005" table:style-name="ce6">
            <text:p>9,14E+00</text:p>
          </table:table-cell>
          <table:table-cell office:value-type="float" office:value="8.9332000000000011" table:formula="of:=AVERAGE([.X23:.AB23])" table:style-name="ce6">
            <text:p>8,93E+00</text:p>
          </table:table-cell>
          <table:table-cell office:value-type="float" office:value="0.27005777159711575" table:formula="of:=STDEV([.X23:.AB23])" table:style-name="ce6">
            <text:p>2,70E-01</text:p>
          </table:table-cell>
          <table:table-cell office:value-type="percentage" office:value="3.0230798772793145E-2" table:formula="of:=[.AD23]/[.AC23]" table:style-name="ce7">
            <text:p>3,02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⁶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⁴</text:p>
          </table:table-cell>
          <table:table-cell office:value-type="string" table:style-name="ce4">
            <text:p>2⁰</text:p>
          </table:table-cell>
          <table:table-cell office:value-type="float" office:value="0.1512" table:style-name="ce6">
            <text:p>1,51E-01</text:p>
          </table:table-cell>
          <table:table-cell office:value-type="float" office:value="0.15079999999999999" table:style-name="ce6">
            <text:p>1,51E-01</text:p>
          </table:table-cell>
          <table:table-cell office:value-type="float" office:value="0.15229999999999999" table:style-name="ce6">
            <text:p>1,52E-01</text:p>
          </table:table-cell>
          <table:table-cell office:value-type="float" office:value="0.1527" table:style-name="ce6">
            <text:p>1,53E-01</text:p>
          </table:table-cell>
          <table:table-cell office:value-type="float" office:value="0.152" table:style-name="ce6">
            <text:p>1,52E-01</text:p>
          </table:table-cell>
          <table:table-cell office:value-type="float" office:value="0.15179999999999999" table:formula="of:=AVERAGE([.L24:.P24])" table:style-name="ce6">
            <text:p>1,52E-01</text:p>
          </table:table-cell>
          <table:table-cell office:value-type="float" office:value="7.8421935706790818E-4" table:formula="of:=STDEV([.L24:.P24])" table:style-name="ce6">
            <text:p>7,84E-04</text:p>
          </table:table-cell>
          <table:table-cell office:value-type="percentage" office:value="5.1661354220547311E-3" table:formula="of:=[.R24]/[.Q24]" table:style-name="ce7">
            <text:p>0,52%</text:p>
          </table:table-cell>
          <table:table-cell office:value-type="float" office:value="1.4500000000000001E-2" table:formula="of:=[.T20]/16" table:style-name="ce6">
            <text:p>1,45E-02</text:p>
          </table:table-cell>
          <table:table-cell office:value-type="float" office:value="8.98" table:style-name="ce8">
            <text:p>8,98E+00</text:p>
          </table:table-cell>
          <table:table-cell table:number-columns-repeated="2" table:style-name="ce1"/>
          <table:table-cell office:value-type="float" office:value="9.1460000000000008" table:style-name="ce6">
            <text:p>9,15E+00</text:p>
          </table:table-cell>
          <table:table-cell office:value-type="float" office:value="9.2159999999999993" table:style-name="ce6">
            <text:p>9,22E+00</text:p>
          </table:table-cell>
          <table:table-cell office:value-type="float" office:value="8.7149999999999999" table:style-name="ce6">
            <text:p>8,72E+00</text:p>
          </table:table-cell>
          <table:table-cell office:value-type="float" office:value="9.157" table:style-name="ce6">
            <text:p>9,16E+00</text:p>
          </table:table-cell>
          <table:table-cell office:value-type="float" office:value="8.6739999999999995" table:style-name="ce6">
            <text:p>8,67E+00</text:p>
          </table:table-cell>
          <table:table-cell office:value-type="float" office:value="8.9816000000000003" table:formula="of:=AVERAGE([.X24:.AB24])" table:style-name="ce6">
            <text:p>8,98E+00</text:p>
          </table:table-cell>
          <table:table-cell office:value-type="float" office:value="0.26383195409199411" table:formula="of:=STDEV([.X24:.AB24])" table:style-name="ce6">
            <text:p>2,64E-01</text:p>
          </table:table-cell>
          <table:table-cell office:value-type="percentage" office:value="2.9374716541818172E-2" table:formula="of:=[.AD24]/[.AC24]" table:style-name="ce7">
            <text:p>2,94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9">
            <text:p>2⁵</text:p>
          </table:table-cell>
          <table:table-cell office:value-type="string" table:style-name="ce4">
            <text:p>2⁰</text:p>
          </table:table-cell>
          <table:table-cell office:value-type="string" table:style-name="ce9">
            <text:p>2⁵</text:p>
          </table:table-cell>
          <table:table-cell office:value-type="string" table:style-name="ce4">
            <text:p>2⁰</text:p>
          </table:table-cell>
          <table:table-cell office:value-type="float" office:value="0.1535" table:style-name="ce10">
            <text:p>1,54E-01</text:p>
          </table:table-cell>
          <table:table-cell office:value-type="float" office:value="0.1457" table:style-name="ce10">
            <text:p>1,46E-01</text:p>
          </table:table-cell>
          <table:table-cell office:value-type="float" office:value="0.15210000000000001" table:style-name="ce10">
            <text:p>1,52E-01</text:p>
          </table:table-cell>
          <table:table-cell office:value-type="float" office:value="0.1507" table:style-name="ce10">
            <text:p>1,51E-01</text:p>
          </table:table-cell>
          <table:table-cell office:value-type="float" office:value="0.15240000000000001" table:style-name="ce10">
            <text:p>1,52E-01</text:p>
          </table:table-cell>
          <table:table-cell office:value-type="float" office:value="0.15088000000000001" table:formula="of:=AVERAGE([.L25:.P25])" table:style-name="ce6">
            <text:p>1,51E-01</text:p>
          </table:table-cell>
          <table:table-cell office:value-type="float" office:value="3.0630050603941252E-3" table:formula="of:=STDEV([.L25:.P25])" table:style-name="ce6">
            <text:p>3,06E-03</text:p>
          </table:table-cell>
          <table:table-cell office:value-type="percentage" office:value="2.0300934917776542E-2" table:formula="of:=[.R25]/[.Q25]" table:style-name="ce7">
            <text:p>2,03%</text:p>
          </table:table-cell>
          <table:table-cell office:value-type="float" office:value="7.2500000000000004E-3" table:formula="of:=[.T20]/32" table:style-name="ce10">
            <text:p>7,25E-03</text:p>
          </table:table-cell>
          <table:table-cell office:value-type="float" office:value="8.85" table:style-name="ce8">
            <text:p>8,85E+00</text:p>
          </table:table-cell>
          <table:table-cell table:number-columns-repeated="2" table:style-name="ce1"/>
          <table:table-cell office:value-type="float" office:value="8.7439999999999998" table:style-name="ce6">
            <text:p>8,74E+00</text:p>
          </table:table-cell>
          <table:table-cell office:value-type="float" office:value="8.7200000000000006" table:style-name="ce6">
            <text:p>8,72E+00</text:p>
          </table:table-cell>
          <table:table-cell office:value-type="float" office:value="9.0449999999999999" table:style-name="ce6">
            <text:p>9,05E+00</text:p>
          </table:table-cell>
          <table:table-cell office:value-type="float" office:value="9.0839999999999996" table:style-name="ce6">
            <text:p>9,08E+00</text:p>
          </table:table-cell>
          <table:table-cell office:value-type="float" office:value="8.6470000000000002" table:style-name="ce6">
            <text:p>8,65E+00</text:p>
          </table:table-cell>
          <table:table-cell office:value-type="float" office:value="8.8480000000000008" table:formula="of:=AVERAGE([.X25:.AB25])" table:style-name="ce6">
            <text:p>8,85E+00</text:p>
          </table:table-cell>
          <table:table-cell office:value-type="float" office:value="0.20131194698775307" table:formula="of:=STDEV([.X25:.AB25])" table:style-name="ce6">
            <text:p>2,01E-01</text:p>
          </table:table-cell>
          <table:table-cell office:value-type="percentage" office:value="2.2752254406391618E-2" table:formula="of:=[.AD25]/[.AC25]" table:style-name="ce7">
            <text:p>2,28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11">
            <text:p>2⁴</text:p>
          </table:table-cell>
          <table:table-cell office:value-type="string" table:style-name="ce12">
            <text:p>2⁰</text:p>
          </table:table-cell>
          <table:table-cell office:value-type="string" table:style-name="ce11">
            <text:p>2⁶</text:p>
          </table:table-cell>
          <table:table-cell office:value-type="string" table:style-name="ce12">
            <text:p>2⁰</text:p>
          </table:table-cell>
          <table:table-cell office:value-type="float" office:value="0.14649999999999999" table:style-name="ce13">
            <text:p>1,47E-01</text:p>
          </table:table-cell>
          <table:table-cell office:value-type="float" office:value="0.1439" table:style-name="ce13">
            <text:p>1,44E-01</text:p>
          </table:table-cell>
          <table:table-cell office:value-type="float" office:value="0.14879999999999999" table:style-name="ce13">
            <text:p>1,49E-01</text:p>
          </table:table-cell>
          <table:table-cell office:value-type="float" office:value="0.1472" table:style-name="ce13">
            <text:p>1,47E-01</text:p>
          </table:table-cell>
          <table:table-cell office:value-type="float" office:value="0.14710000000000001" table:style-name="ce13">
            <text:p>1,47E-01</text:p>
          </table:table-cell>
          <table:table-cell office:value-type="float" office:value="0.1467" table:formula="of:=AVERAGE([.L26:.P26])" table:style-name="ce13">
            <text:p>1,47E-01</text:p>
          </table:table-cell>
          <table:table-cell office:value-type="float" office:value="1.7818529681205432E-3" table:formula="of:=STDEV([.L26:.P26])" table:style-name="ce13">
            <text:p>1,78E-03</text:p>
          </table:table-cell>
          <table:table-cell office:value-type="percentage" office:value="1.2146237001503362E-2" table:formula="of:=[.R26]/[.Q26]" table:style-name="ce14">
            <text:p>1,21%</text:p>
          </table:table-cell>
          <table:table-cell office:value-type="float" office:value="7.2500000000000004E-3" table:formula="of:=[.T20]/32" table:style-name="ce13">
            <text:p>7,25E-03</text:p>
          </table:table-cell>
          <table:table-cell office:value-type="float" office:value="9" table:style-name="ce8">
            <text:p>9,00E+00</text:p>
          </table:table-cell>
          <table:table-cell table:number-columns-repeated="2" table:style-name="ce1"/>
          <table:table-cell office:value-type="float" office:value="8.6329999999999991" table:style-name="ce6">
            <text:p>8,63E+00</text:p>
          </table:table-cell>
          <table:table-cell office:value-type="float" office:value="9.1069999999999993" table:style-name="ce6">
            <text:p>9,11E+00</text:p>
          </table:table-cell>
          <table:table-cell office:value-type="float" office:value="9.0679999999999996" table:style-name="ce6">
            <text:p>9,07E+00</text:p>
          </table:table-cell>
          <table:table-cell office:value-type="float" office:value="9.2040000000000006" table:style-name="ce6">
            <text:p>9,20E+00</text:p>
          </table:table-cell>
          <table:table-cell office:value-type="float" office:value="9.0020000000000007" table:style-name="ce6">
            <text:p>9,00E+00</text:p>
          </table:table-cell>
          <table:table-cell office:value-type="float" office:value="9.0028000000000006" table:formula="of:=AVERAGE([.X26:.AB26])" table:style-name="ce6">
            <text:p>9,00E+00</text:p>
          </table:table-cell>
          <table:table-cell office:value-type="float" office:value="0.21928451837738153" table:formula="of:=STDEV([.X26:.AB26])" table:style-name="ce6">
            <text:p>2,19E-01</text:p>
          </table:table-cell>
          <table:table-cell office:value-type="percentage" office:value="2.4357368638354901E-2" table:formula="of:=[.AD26]/[.AC26]" table:style-name="ce7">
            <text:p>2,44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³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⁷</text:p>
          </table:table-cell>
          <table:table-cell office:value-type="string" table:style-name="ce4">
            <text:p>2⁰</text:p>
          </table:table-cell>
          <table:table-cell office:value-type="float" office:value="0.151" table:style-name="ce6">
            <text:p>1,51E-01</text:p>
          </table:table-cell>
          <table:table-cell office:value-type="float" office:value="0.14749999999999999" table:style-name="ce6">
            <text:p>1,48E-01</text:p>
          </table:table-cell>
          <table:table-cell office:value-type="float" office:value="0.14269999999999999" table:style-name="ce6">
            <text:p>1,43E-01</text:p>
          </table:table-cell>
          <table:table-cell office:value-type="float" office:value="0.14990000000000001" table:style-name="ce6">
            <text:p>1,50E-01</text:p>
          </table:table-cell>
          <table:table-cell office:value-type="float" office:value="0.15010000000000001" table:style-name="ce6">
            <text:p>1,50E-01</text:p>
          </table:table-cell>
          <table:table-cell office:value-type="float" office:value="0.14823999999999998" table:formula="of:=AVERAGE([.L27:.P27])" table:style-name="ce6">
            <text:p>1,48E-01</text:p>
          </table:table-cell>
          <table:table-cell office:value-type="float" office:value="3.3567841753678516E-3" table:formula="of:=STDEV([.L27:.P27])" table:style-name="ce6">
            <text:p>3,36E-03</text:p>
          </table:table-cell>
          <table:table-cell office:value-type="percentage" office:value="2.2644253746410225E-2" table:formula="of:=[.R27]/[.Q27]" table:style-name="ce7">
            <text:p>2,26%</text:p>
          </table:table-cell>
          <table:table-cell office:value-type="float" office:value="7.2500000000000004E-3" table:formula="of:=[.T20]/32" table:style-name="ce6">
            <text:p>7,25E-03</text:p>
          </table:table-cell>
          <table:table-cell office:value-type="float" office:value="9.1300000000000008" table:style-name="ce8">
            <text:p>9,13E+00</text:p>
          </table:table-cell>
          <table:table-cell table:number-columns-repeated="2" table:style-name="ce1"/>
          <table:table-cell office:value-type="float" office:value="9.1509999999999998" table:style-name="ce6">
            <text:p>9,15E+00</text:p>
          </table:table-cell>
          <table:table-cell office:value-type="float" office:value="9.3710000000000004" table:style-name="ce6">
            <text:p>9,37E+00</text:p>
          </table:table-cell>
          <table:table-cell office:value-type="float" office:value="8.7579999999999991" table:style-name="ce6">
            <text:p>8,76E+00</text:p>
          </table:table-cell>
          <table:table-cell office:value-type="float" office:value="9.2100000000000009" table:style-name="ce6">
            <text:p>9,21E+00</text:p>
          </table:table-cell>
          <table:table-cell office:value-type="float" office:value="9.1620000000000008" table:style-name="ce6">
            <text:p>9,16E+00</text:p>
          </table:table-cell>
          <table:table-cell office:value-type="float" office:value="9.1303999999999981" table:formula="of:=AVERAGE([.X27:.AB27])" table:style-name="ce6">
            <text:p>9,13E+00</text:p>
          </table:table-cell>
          <table:table-cell office:value-type="float" office:value="0.22601393762332503" table:formula="of:=STDEV([.X27:.AB27])" table:style-name="ce6">
            <text:p>2,26E-01</text:p>
          </table:table-cell>
          <table:table-cell office:value-type="percentage" office:value="2.475400175494229E-2" table:formula="of:=[.AD27]/[.AC27]" table:style-name="ce7">
            <text:p>2,48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²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⁸</text:p>
          </table:table-cell>
          <table:table-cell office:value-type="string" table:style-name="ce4">
            <text:p>2⁰</text:p>
          </table:table-cell>
          <table:table-cell office:value-type="float" office:value="0.15390000000000001" table:style-name="ce6">
            <text:p>1,54E-01</text:p>
          </table:table-cell>
          <table:table-cell office:value-type="float" office:value="0.15559999999999999" table:style-name="ce6">
            <text:p>1,56E-01</text:p>
          </table:table-cell>
          <table:table-cell office:value-type="float" office:value="0.15690000000000001" table:style-name="ce6">
            <text:p>1,57E-01</text:p>
          </table:table-cell>
          <table:table-cell office:value-type="float" office:value="0.15359999999999999" table:style-name="ce6">
            <text:p>1,54E-01</text:p>
          </table:table-cell>
          <table:table-cell office:value-type="float" office:value="0.1555" table:style-name="ce6">
            <text:p>1,56E-01</text:p>
          </table:table-cell>
          <table:table-cell office:value-type="float" office:value="0.15509999999999999" table:formula="of:=AVERAGE([.L28:.P28])" table:style-name="ce6">
            <text:p>1,55E-01</text:p>
          </table:table-cell>
          <table:table-cell office:value-type="float" office:value="1.3546217184144112E-3" table:formula="of:=STDEV([.L28:.P28])" table:style-name="ce6">
            <text:p>1,35E-03</text:p>
          </table:table-cell>
          <table:table-cell office:value-type="percentage" office:value="8.7338602089904009E-3" table:formula="of:=[.R28]/[.Q28]" table:style-name="ce7">
            <text:p>0,87%</text:p>
          </table:table-cell>
          <table:table-cell office:value-type="float" office:value="7.2500000000000004E-3" table:formula="of:=[.T20]/32" table:style-name="ce6">
            <text:p>7,25E-03</text:p>
          </table:table-cell>
          <table:table-cell office:value-type="float" office:value="8.83" table:style-name="ce8">
            <text:p>8,83E+00</text:p>
          </table:table-cell>
          <table:table-cell table:number-columns-repeated="2" table:style-name="ce1"/>
          <table:table-cell office:value-type="float" office:value="9.2029999999999994" table:style-name="ce6">
            <text:p>9,20E+00</text:p>
          </table:table-cell>
          <table:table-cell office:value-type="float" office:value="8.7620000000000005" table:style-name="ce6">
            <text:p>8,76E+00</text:p>
          </table:table-cell>
          <table:table-cell office:value-type="float" office:value="8.8089999999999993" table:style-name="ce6">
            <text:p>8,81E+00</text:p>
          </table:table-cell>
          <table:table-cell office:value-type="float" office:value="8.7089999999999996" table:style-name="ce6">
            <text:p>8,71E+00</text:p>
          </table:table-cell>
          <table:table-cell office:value-type="float" office:value="8.6470000000000002" table:style-name="ce6">
            <text:p>8,65E+00</text:p>
          </table:table-cell>
          <table:table-cell office:value-type="float" office:value="8.8260000000000005" table:formula="of:=AVERAGE([.X28:.AB28])" table:style-name="ce6">
            <text:p>8,83E+00</text:p>
          </table:table-cell>
          <table:table-cell office:value-type="float" office:value="0.21922819161777501" table:formula="of:=STDEV([.X28:.AB28])" table:style-name="ce6">
            <text:p>2,19E-01</text:p>
          </table:table-cell>
          <table:table-cell office:value-type="percentage" office:value="2.483890682277079E-2" table:formula="of:=[.AD28]/[.AC28]" table:style-name="ce7">
            <text:p>2,48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¹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⁹</text:p>
          </table:table-cell>
          <table:table-cell office:value-type="string" table:style-name="ce4">
            <text:p>2⁰</text:p>
          </table:table-cell>
          <table:table-cell office:value-type="float" office:value="0.1605" table:style-name="ce6">
            <text:p>1,61E-01</text:p>
          </table:table-cell>
          <table:table-cell office:value-type="float" office:value="0.16569999999999999" table:style-name="ce6">
            <text:p>1,66E-01</text:p>
          </table:table-cell>
          <table:table-cell office:value-type="float" office:value="0.15959999999999999" table:style-name="ce6">
            <text:p>1,60E-01</text:p>
          </table:table-cell>
          <table:table-cell office:value-type="float" office:value="0.16070000000000001" table:style-name="ce6">
            <text:p>1,61E-01</text:p>
          </table:table-cell>
          <table:table-cell office:value-type="float" office:value="0.15579999999999999" table:style-name="ce6">
            <text:p>1,56E-01</text:p>
          </table:table-cell>
          <table:table-cell office:value-type="float" office:value="0.16045999999999999" table:formula="of:=AVERAGE([.L29:.P29])" table:style-name="ce6">
            <text:p>1,60E-01</text:p>
          </table:table-cell>
          <table:table-cell office:value-type="float" office:value="3.5345438178073251E-3" table:formula="of:=STDEV([.L29:.P29])" table:style-name="ce6">
            <text:p>3,53E-03</text:p>
          </table:table-cell>
          <table:table-cell office:value-type="percentage" office:value="2.2027569598699521E-2" table:formula="of:=[.R29]/[.Q29]" table:style-name="ce7">
            <text:p>2,20%</text:p>
          </table:table-cell>
          <table:table-cell office:value-type="float" office:value="7.2500000000000004E-3" table:formula="of:=[.T20]/32" table:style-name="ce6">
            <text:p>7,25E-03</text:p>
          </table:table-cell>
          <table:table-cell office:value-type="float" office:value="9.06" table:style-name="ce8">
            <text:p>9,06E+00</text:p>
          </table:table-cell>
          <table:table-cell table:number-columns-repeated="2" table:style-name="ce1"/>
          <table:table-cell office:value-type="float" office:value="9.2200000000000006" table:style-name="ce6">
            <text:p>9,22E+00</text:p>
          </table:table-cell>
          <table:table-cell office:value-type="float" office:value="8.9320000000000004" table:style-name="ce6">
            <text:p>8,93E+00</text:p>
          </table:table-cell>
          <table:table-cell office:value-type="float" office:value="9.3520000000000003" table:style-name="ce6">
            <text:p>9,35E+00</text:p>
          </table:table-cell>
          <table:table-cell office:value-type="float" office:value="8.6940000000000008" table:style-name="ce6">
            <text:p>8,69E+00</text:p>
          </table:table-cell>
          <table:table-cell office:value-type="float" office:value="9.109" table:style-name="ce6">
            <text:p>9,11E+00</text:p>
          </table:table-cell>
          <table:table-cell office:value-type="float" office:value="9.0614000000000008" table:formula="of:=AVERAGE([.X29:.AB29])" table:style-name="ce6">
            <text:p>9,06E+00</text:p>
          </table:table-cell>
          <table:table-cell office:value-type="float" office:value="0.25670761578106699" table:formula="of:=STDEV([.X29:.AB29])" table:style-name="ce6">
            <text:p>2,57E-01</text:p>
          </table:table-cell>
          <table:table-cell office:value-type="percentage" office:value="2.8329796254559666E-2" table:formula="of:=[.AD29]/[.AC29]" table:style-name="ce7">
            <text:p>2,83%</text:p>
          </table:table-cell>
          <table:table-cell table:number-columns-repeated="16353"/>
        </table:table-row>
        <table:table-row table:style-name="ro1">
          <table:table-cell table:number-columns-repeated="7"/>
          <table:table-cell office:value-type="string" table:style-name="ce4">
            <text:p>2⁰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¹⁰</text:p>
          </table:table-cell>
          <table:table-cell office:value-type="string" table:style-name="ce4">
            <text:p>2⁰</text:p>
          </table:table-cell>
          <table:table-cell office:value-type="float" office:value="0.17599999999999999" table:style-name="ce6">
            <text:p>1,76E-01</text:p>
          </table:table-cell>
          <table:table-cell office:value-type="float" office:value="0.16789999999999999" table:style-name="ce6">
            <text:p>1,68E-01</text:p>
          </table:table-cell>
          <table:table-cell office:value-type="float" office:value="0.16900000000000001" table:style-name="ce6">
            <text:p>1,69E-01</text:p>
          </table:table-cell>
          <table:table-cell office:value-type="float" office:value="0.16950000000000001" table:style-name="ce6">
            <text:p>1,70E-01</text:p>
          </table:table-cell>
          <table:table-cell office:value-type="float" office:value="0.17610000000000001" table:style-name="ce6">
            <text:p>1,76E-01</text:p>
          </table:table-cell>
          <table:table-cell office:value-type="float" office:value="0.17170000000000002" table:formula="of:=AVERAGE([.L30:.P30])" table:style-name="ce6">
            <text:p>1,72E-01</text:p>
          </table:table-cell>
          <table:table-cell office:value-type="float" office:value="4.0131035371642199E-3" table:formula="of:=STDEV([.L30:.P30])" table:style-name="ce6">
            <text:p>4,01E-03</text:p>
          </table:table-cell>
          <table:table-cell office:value-type="percentage" office:value="2.3372763757508557E-2" table:formula="of:=[.R30]/[.Q30]" table:style-name="ce7">
            <text:p>2,34%</text:p>
          </table:table-cell>
          <table:table-cell office:value-type="float" office:value="7.2500000000000004E-3" table:formula="of:=[.T20]/32" table:style-name="ce6">
            <text:p>7,25E-03</text:p>
          </table:table-cell>
          <table:table-cell office:value-type="float" office:value="9.1" table:style-name="ce8">
            <text:p>9,10E+00</text:p>
          </table:table-cell>
          <table:table-cell table:number-columns-repeated="2" table:style-name="ce1"/>
          <table:table-cell office:value-type="float" office:value="9.3190000000000008" table:style-name="ce6">
            <text:p>9,32E+00</text:p>
          </table:table-cell>
          <table:table-cell office:value-type="float" office:value="9.0869999999999997" table:style-name="ce6">
            <text:p>9,09E+00</text:p>
          </table:table-cell>
          <table:table-cell office:value-type="float" office:value="9.0449999999999999" table:style-name="ce6">
            <text:p>9,05E+00</text:p>
          </table:table-cell>
          <table:table-cell office:value-type="float" office:value="9.0660000000000007" table:style-name="ce6">
            <text:p>9,07E+00</text:p>
          </table:table-cell>
          <table:table-cell office:value-type="float" office:value="9.0020000000000007" table:style-name="ce6">
            <text:p>9,00E+00</text:p>
          </table:table-cell>
          <table:table-cell office:value-type="float" office:value="9.1038000000000014" table:formula="of:=AVERAGE([.X30:.AB30])" table:style-name="ce6">
            <text:p>9,10E+00</text:p>
          </table:table-cell>
          <table:table-cell office:value-type="float" office:value="0.12434106320922324" table:formula="of:=STDEV([.X30:.AB30])" table:style-name="ce6">
            <text:p>1,24E-01</text:p>
          </table:table-cell>
          <table:table-cell office:value-type="percentage" office:value="1.365814969674457E-2" table:formula="of:=[.AD30]/[.AC30]" table:style-name="ce7">
            <text:p>1,37%</text:p>
          </table:table-cell>
          <table:table-cell table:number-columns-repeated="16353"/>
        </table:table-row>
        <table:table-row table:style-name="ro1">
          <table:table-cell table:number-columns-repeated="7"/>
          <table:table-cell table:number-columns-repeated="13" table:style-name="ce1"/>
          <table:table-cell office:value-type="float" office:value="8.9700000000000006" table:formula="of:=MEDIAN([.U20:.U30])" table:style-name="ce21">
            <text:p>8,97E+00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number-columns-spanned="12" table:number-rows-spanned="1" table:style-name="ce22">
            <text:p>GPU</text:p>
          </table:table-cell>
          <table:covered-table-cell table:number-columns-repeated="11"/>
          <table:table-cell table:number-columns-repeated="16365"/>
        </table:table-row>
        <table:table-row table:style-name="ro1">
          <table:table-cell table:number-columns-repeated="7"/>
          <table:table-cell office:value-type="string" table:number-columns-spanned="2" table:number-rows-spanned="1" table:style-name="ce22">
            <text:p>Grid</text:p>
          </table:table-cell>
          <table:covered-table-cell/>
          <table:table-cell office:value-type="string" table:number-columns-spanned="2" table:number-rows-spanned="1" table:style-name="ce24">
            <text:p>Block</text:p>
          </table:table-cell>
          <table:covered-table-cell/>
          <table:table-cell table:number-columns-repeated="7" table:style-name="ce3"/>
          <table:table-cell table:style-name="ce5"/>
          <table:table-cell table:number-columns-repeated="16365"/>
        </table:table-row>
        <table:table-row table:style-name="ro3">
          <table:table-cell table:number-columns-repeated="7"/>
          <table:table-cell office:value-type="string" table:style-name="ce26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8">
            <text:p>1<text:span text:style-name="T2">st</text:span><text:s/>Run</text:p>
          </table:table-cell>
          <table:table-cell office:value-type="string" table:style-name="ce28">
            <text:p>2<text:span text:style-name="T2">nd</text:span><text:s/>Run</text:p>
          </table:table-cell>
          <table:table-cell office:value-type="string" table:style-name="ce28">
            <text:p>3<text:span text:style-name="T2">rd</text:span><text:s/>Run</text:p>
          </table:table-cell>
          <table:table-cell office:value-type="string" table:style-name="ce28">
            <text:p>4<text:span text:style-name="T2">th</text:span><text:s/>Run</text:p>
          </table:table-cell>
          <table:table-cell office:value-type="string" table:style-name="ce28">
            <text:p>5<text:span text:style-name="T2">th</text:span><text:s/>Run</text:p>
          </table:table-cell>
          <table:table-cell office:value-type="string" table:style-name="ce28">
            <text:p>Average</text:p>
          </table:table-cell>
          <table:table-cell office:value-type="string" table:style-name="ce28">
            <text:p>Standard Deviation</text:p>
          </table:table-cell>
          <table:table-cell office:value-type="string" table:style-name="ce29">
            <text:p>SD/Ave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⁴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⁶</text:p>
          </table:table-cell>
          <table:table-cell office:value-type="float" office:value="0.1804" table:style-name="ce6">
            <text:p>1,80E-01</text:p>
          </table:table-cell>
          <table:table-cell office:value-type="float" office:value="0.1792" table:style-name="ce6">
            <text:p>1,79E-01</text:p>
          </table:table-cell>
          <table:table-cell office:value-type="float" office:value="0.17860000000000001" table:style-name="ce6">
            <text:p>1,79E-01</text:p>
          </table:table-cell>
          <table:table-cell office:value-type="float" office:value="0.17829999999999999" table:style-name="ce6">
            <text:p>1,78E-01</text:p>
          </table:table-cell>
          <table:table-cell office:value-type="float" office:value="0.1777" table:style-name="ce6">
            <text:p>1,78E-01</text:p>
          </table:table-cell>
          <table:table-cell office:value-type="float" office:value="0.17884" table:formula="of:=AVERAGE([.L37:.P37])" table:style-name="ce6">
            <text:p>1,79E-01</text:p>
          </table:table-cell>
          <table:table-cell office:value-type="float" office:value="1.026157882589228E-3" table:formula="of:=STDEV([.L37:.P37])" table:style-name="ce6">
            <text:p>1,03E-03</text:p>
          </table:table-cell>
          <table:table-cell office:value-type="percentage" office:value="5.7378544094678369E-3" table:formula="of:=[.R37]/[.Q37]" table:style-name="ce7">
            <text:p>0,57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⁴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¹</text:p>
          </table:table-cell>
          <table:table-cell office:value-type="string" table:style-name="ce4">
            <text:p>2⁵</text:p>
          </table:table-cell>
          <table:table-cell office:value-type="float" office:value="0.1658" table:style-name="ce6">
            <text:p>1,66E-01</text:p>
          </table:table-cell>
          <table:table-cell office:value-type="float" office:value="0.16639999999999999" table:style-name="ce6">
            <text:p>1,66E-01</text:p>
          </table:table-cell>
          <table:table-cell office:value-type="float" office:value="0.16569999999999999" table:style-name="ce6">
            <text:p>1,66E-01</text:p>
          </table:table-cell>
          <table:table-cell office:value-type="float" office:value="0.1678" table:style-name="ce6">
            <text:p>1,68E-01</text:p>
          </table:table-cell>
          <table:table-cell office:value-type="float" office:value="0.1648" table:style-name="ce6">
            <text:p>1,65E-01</text:p>
          </table:table-cell>
          <table:table-cell office:value-type="float" office:value="0.1661" table:formula="of:=AVERAGE([.L38:.P38])" table:style-name="ce6">
            <text:p>1,66E-01</text:p>
          </table:table-cell>
          <table:table-cell office:value-type="float" office:value="1.1090536506409435E-3" table:formula="of:=STDEV([.L38:.P38])" table:style-name="ce6">
            <text:p>1,11E-03</text:p>
          </table:table-cell>
          <table:table-cell office:value-type="percentage" office:value="6.6770237847136879E-3" table:formula="of:=[.R38]/[.Q38]" table:style-name="ce7">
            <text:p>0,67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⁴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²</text:p>
          </table:table-cell>
          <table:table-cell office:value-type="string" table:style-name="ce4">
            <text:p>2⁴</text:p>
          </table:table-cell>
          <table:table-cell office:value-type="float" office:value="0.15479999999999999" table:style-name="ce6">
            <text:p>1,55E-01</text:p>
          </table:table-cell>
          <table:table-cell office:value-type="float" office:value="0.1555" table:style-name="ce6">
            <text:p>1,56E-01</text:p>
          </table:table-cell>
          <table:table-cell office:value-type="float" office:value="0.15609999999999999" table:style-name="ce6">
            <text:p>1,56E-01</text:p>
          </table:table-cell>
          <table:table-cell office:value-type="float" office:value="0.155" table:style-name="ce6">
            <text:p>1,55E-01</text:p>
          </table:table-cell>
          <table:table-cell office:value-type="float" office:value="0.158" table:style-name="ce6">
            <text:p>1,58E-01</text:p>
          </table:table-cell>
          <table:table-cell office:value-type="float" office:value="0.15588000000000002" table:formula="of:=AVERAGE([.L39:.P39])" table:style-name="ce6">
            <text:p>1,56E-01</text:p>
          </table:table-cell>
          <table:table-cell office:value-type="float" office:value="1.2872451204024836E-3" table:formula="of:=STDEV([.L39:.P39])" table:style-name="ce6">
            <text:p>1,29E-03</text:p>
          </table:table-cell>
          <table:table-cell office:value-type="percentage" office:value="8.2579235335032298E-3" table:formula="of:=[.R39]/[.Q39]" table:style-name="ce7">
            <text:p>0,83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1">
            <text:p>2⁴</text:p>
          </table:table-cell>
          <table:table-cell office:value-type="string" table:style-name="ce11">
            <text:p>2⁰</text:p>
          </table:table-cell>
          <table:table-cell office:value-type="string" table:style-name="ce11">
            <text:p>2³</text:p>
          </table:table-cell>
          <table:table-cell office:value-type="string" table:style-name="ce11">
            <text:p>2³</text:p>
          </table:table-cell>
          <table:table-cell office:value-type="float" office:value="0.15179999999999999" table:style-name="ce13">
            <text:p>1,52E-01</text:p>
          </table:table-cell>
          <table:table-cell office:value-type="float" office:value="0.1525" table:style-name="ce13">
            <text:p>1,53E-01</text:p>
          </table:table-cell>
          <table:table-cell office:value-type="float" office:value="0.15160000000000001" table:style-name="ce13">
            <text:p>1,52E-01</text:p>
          </table:table-cell>
          <table:table-cell office:value-type="float" office:value="0.1542" table:style-name="ce13">
            <text:p>1,54E-01</text:p>
          </table:table-cell>
          <table:table-cell office:value-type="float" office:value="0.157" table:style-name="ce13">
            <text:p>1,57E-01</text:p>
          </table:table-cell>
          <table:table-cell office:value-type="float" office:value="0.15342000000000003" table:formula="of:=AVERAGE([.L40:.P40])" table:style-name="ce13">
            <text:p>1,53E-01</text:p>
          </table:table-cell>
          <table:table-cell office:value-type="float" office:value="2.247665455533808E-3" table:formula="of:=STDEV([.L40:.P40])" table:style-name="ce13">
            <text:p>2,25E-03</text:p>
          </table:table-cell>
          <table:table-cell office:value-type="percentage" office:value="1.4650407088605185E-2" table:formula="of:=[.R40]/[.Q40]" table:style-name="ce14">
            <text:p>1,47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⁴</text:p>
          </table:table-cell>
          <table:table-cell office:value-type="string" table:style-name="ce4">
            <text:p>2⁰</text:p>
          </table:table-cell>
          <table:table-cell office:value-type="string" table:style-name="ce4">
            <text:p>2⁴</text:p>
          </table:table-cell>
          <table:table-cell office:value-type="string" table:style-name="ce4">
            <text:p>2²</text:p>
          </table:table-cell>
          <table:table-cell office:value-type="float" office:value="0.15329999999999999" table:style-name="ce6">
            <text:p>1,53E-01</text:p>
          </table:table-cell>
          <table:table-cell office:value-type="float" office:value="0.15459999999999999" table:style-name="ce6">
            <text:p>1,55E-01</text:p>
          </table:table-cell>
          <table:table-cell office:value-type="float" office:value="0.15679999999999999" table:style-name="ce6">
            <text:p>1,57E-01</text:p>
          </table:table-cell>
          <table:table-cell office:value-type="float" office:value="0.1547" table:style-name="ce6">
            <text:p>1,55E-01</text:p>
          </table:table-cell>
          <table:table-cell office:value-type="float" office:value="0.15890000000000001" table:style-name="ce6">
            <text:p>1,59E-01</text:p>
          </table:table-cell>
          <table:table-cell office:value-type="float" office:value="0.15565999999999999" table:formula="of:=AVERAGE([.L41:.P41])" table:style-name="ce6">
            <text:p>1,56E-01</text:p>
          </table:table-cell>
          <table:table-cell office:value-type="float" office:value="2.2029525641738255E-3" table:formula="of:=STDEV([.L41:.P41])" table:style-name="ce6">
            <text:p>2,20E-03</text:p>
          </table:table-cell>
          <table:table-cell office:value-type="percentage" office:value="1.4152335630051558E-2" table:formula="of:=[.R41]/[.Q41]" table:style-name="ce7">
            <text:p>1,42%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number-columns-spanned="12" table:number-rows-spanned="1" table:style-name="ce22">
            <text:p>GPU</text:p>
          </table:table-cell>
          <table:covered-table-cell table:number-columns-repeated="11"/>
          <table:table-cell table:number-columns-repeated="16365"/>
        </table:table-row>
        <table:table-row table:style-name="ro1">
          <table:table-cell table:number-columns-repeated="7"/>
          <table:table-cell office:value-type="string" table:number-columns-spanned="2" table:number-rows-spanned="1" table:style-name="ce22">
            <text:p>Grid</text:p>
          </table:table-cell>
          <table:covered-table-cell/>
          <table:table-cell office:value-type="string" table:number-columns-spanned="2" table:number-rows-spanned="1" table:style-name="ce24">
            <text:p>Block</text:p>
          </table:table-cell>
          <table:covered-table-cell/>
          <table:table-cell table:number-columns-repeated="7" table:style-name="ce3"/>
          <table:table-cell table:style-name="ce5"/>
          <table:table-cell table:number-columns-repeated="16365"/>
        </table:table-row>
        <table:table-row table:style-name="ro3">
          <table:table-cell table:number-columns-repeated="7"/>
          <table:table-cell office:value-type="string" table:style-name="ce26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7">
            <text:p>x</text:p>
          </table:table-cell>
          <table:table-cell office:value-type="string" table:style-name="ce26">
            <text:p>y</text:p>
          </table:table-cell>
          <table:table-cell office:value-type="string" table:style-name="ce28">
            <text:p>1<text:span text:style-name="T2">st</text:span><text:s/>Run</text:p>
          </table:table-cell>
          <table:table-cell office:value-type="string" table:style-name="ce28">
            <text:p>2<text:span text:style-name="T2">nd</text:span><text:s/>Run</text:p>
          </table:table-cell>
          <table:table-cell office:value-type="string" table:style-name="ce28">
            <text:p>3<text:span text:style-name="T2">rd</text:span><text:s/>Run</text:p>
          </table:table-cell>
          <table:table-cell office:value-type="string" table:style-name="ce28">
            <text:p>4<text:span text:style-name="T2">th</text:span><text:s/>Run</text:p>
          </table:table-cell>
          <table:table-cell office:value-type="string" table:style-name="ce28">
            <text:p>5<text:span text:style-name="T2">th</text:span><text:s/>Run</text:p>
          </table:table-cell>
          <table:table-cell office:value-type="string" table:style-name="ce28">
            <text:p>Average</text:p>
          </table:table-cell>
          <table:table-cell office:value-type="string" table:style-name="ce28">
            <text:p>Standard Deviation</text:p>
          </table:table-cell>
          <table:table-cell office:value-type="string" table:style-name="ce29">
            <text:p>SD/Ave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⁴</text:p>
          </table:table-cell>
          <table:table-cell office:value-type="string" table:style-name="ce15">
            <text:p>2⁰</text:p>
          </table:table-cell>
          <table:table-cell office:value-type="string" table:style-name="ce9">
            <text:p>2³</text:p>
          </table:table-cell>
          <table:table-cell office:value-type="string" table:style-name="ce9">
            <text:p>2³</text:p>
          </table:table-cell>
          <table:table-cell office:value-type="float" office:value="0.1537" table:style-name="ce6">
            <text:p>1,54E-01</text:p>
          </table:table-cell>
          <table:table-cell office:value-type="float" office:value="0.15290000000000001" table:style-name="ce6">
            <text:p>1,53E-01</text:p>
          </table:table-cell>
          <table:table-cell office:value-type="float" office:value="0.1545" table:style-name="ce6">
            <text:p>1,55E-01</text:p>
          </table:table-cell>
          <table:table-cell office:value-type="float" office:value="0.1542" table:style-name="ce6">
            <text:p>1,54E-01</text:p>
          </table:table-cell>
          <table:table-cell office:value-type="float" office:value="0.1555" table:style-name="ce6">
            <text:p>1,56E-01</text:p>
          </table:table-cell>
          <table:table-cell office:value-type="float" office:value="0.15415999999999999" table:formula="of:=AVERAGE([.L46:.P46])" table:style-name="ce16">
            <text:p>1,542E-01</text:p>
          </table:table-cell>
          <table:table-cell office:value-type="float" office:value="9.6332756630338021E-4" table:formula="of:=STDEV([.L46:.P46])" table:style-name="ce6">
            <text:p>9,63E-04</text:p>
          </table:table-cell>
          <table:table-cell office:value-type="percentage" office:value="6.2488814627878848E-3" table:formula="of:=[.R46]/[.Q46]" table:style-name="ce7">
            <text:p>0,62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³</text:p>
          </table:table-cell>
          <table:table-cell office:value-type="string" table:style-name="ce9">
            <text:p>2¹</text:p>
          </table:table-cell>
          <table:table-cell office:value-type="string" table:style-name="ce9">
            <text:p>2³</text:p>
          </table:table-cell>
          <table:table-cell office:value-type="string" table:style-name="ce9">
            <text:p>2³</text:p>
          </table:table-cell>
          <table:table-cell office:value-type="float" office:value="0.14910000000000001" table:style-name="ce6">
            <text:p>1,49E-01</text:p>
          </table:table-cell>
          <table:table-cell office:value-type="float" office:value="0.14960000000000001" table:style-name="ce6">
            <text:p>1,50E-01</text:p>
          </table:table-cell>
          <table:table-cell office:value-type="float" office:value="0.15079999999999999" table:style-name="ce6">
            <text:p>1,51E-01</text:p>
          </table:table-cell>
          <table:table-cell office:value-type="float" office:value="0.14799999999999999" table:style-name="ce6">
            <text:p>1,48E-01</text:p>
          </table:table-cell>
          <table:table-cell office:value-type="float" office:value="0.14949999999999999" table:style-name="ce6">
            <text:p>1,50E-01</text:p>
          </table:table-cell>
          <table:table-cell office:value-type="float" office:value="0.14940000000000001" table:formula="of:=AVERAGE([.L47:.P47])" table:style-name="ce16">
            <text:p>1,494E-01</text:p>
          </table:table-cell>
          <table:table-cell office:value-type="float" office:value="1.0074720839804928E-3" table:formula="of:=STDEV([.L47:.P47])" table:style-name="ce6">
            <text:p>1,01E-03</text:p>
          </table:table-cell>
          <table:table-cell office:value-type="percentage" office:value="6.74345437737947E-3" table:formula="of:=[.R47]/[.Q47]" table:style-name="ce7">
            <text:p>0,67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²</text:p>
          </table:table-cell>
          <table:table-cell office:value-type="string" table:style-name="ce15">
            <text:p>2²</text:p>
          </table:table-cell>
          <table:table-cell office:value-type="string" table:style-name="ce9">
            <text:p>2³</text:p>
          </table:table-cell>
          <table:table-cell office:value-type="string" table:style-name="ce9">
            <text:p>2³</text:p>
          </table:table-cell>
          <table:table-cell office:value-type="float" office:value="0.15040000000000001" table:style-name="ce6">
            <text:p>1,50E-01</text:p>
          </table:table-cell>
          <table:table-cell office:value-type="float" office:value="0.1487" table:style-name="ce6">
            <text:p>1,49E-01</text:p>
          </table:table-cell>
          <table:table-cell office:value-type="float" office:value="0.15129999999999999" table:style-name="ce6">
            <text:p>1,51E-01</text:p>
          </table:table-cell>
          <table:table-cell office:value-type="float" office:value="0.1489" table:style-name="ce6">
            <text:p>1,49E-01</text:p>
          </table:table-cell>
          <table:table-cell office:value-type="float" office:value="0.15140000000000001" table:style-name="ce6">
            <text:p>1,51E-01</text:p>
          </table:table-cell>
          <table:table-cell office:value-type="float" office:value="0.15014" table:formula="of:=AVERAGE([.L48:.P48])" table:style-name="ce16">
            <text:p>1,501E-01</text:p>
          </table:table-cell>
          <table:table-cell office:value-type="float" office:value="1.2856904759700125E-3" table:formula="of:=STDEV([.L48:.P48])" table:style-name="ce6">
            <text:p>1,29E-03</text:p>
          </table:table-cell>
          <table:table-cell office:value-type="percentage" office:value="8.5632774475157356E-3" table:formula="of:=[.R48]/[.Q48]" table:style-name="ce7">
            <text:p>0,86%</text:p>
          </table:table-cell>
          <table:table-cell table:number-columns-repeated="16365"/>
        </table:table-row>
        <table:table-row table:style-name="ro1">
          <table:table-cell table:number-columns-repeated="7"/>
          <table:table-cell office:value-type="string" table:style-name="ce15">
            <text:p>2¹</text:p>
          </table:table-cell>
          <table:table-cell office:value-type="string" table:style-name="ce15">
            <text:p>2³</text:p>
          </table:table-cell>
          <table:table-cell office:value-type="string" table:style-name="ce15">
            <text:p>2³</text:p>
          </table:table-cell>
          <table:table-cell office:value-type="string" table:style-name="ce15">
            <text:p>2³</text:p>
          </table:table-cell>
          <table:table-cell office:value-type="float" office:value="0.1479" table:style-name="ce17">
            <text:p>1,48E-01</text:p>
          </table:table-cell>
          <table:table-cell office:value-type="float" office:value="0.14760000000000001" table:style-name="ce17">
            <text:p>1,48E-01</text:p>
          </table:table-cell>
          <table:table-cell office:value-type="float" office:value="0.14749999999999999" table:style-name="ce17">
            <text:p>1,48E-01</text:p>
          </table:table-cell>
          <table:table-cell office:value-type="float" office:value="0.14610000000000001" table:style-name="ce17">
            <text:p>1,46E-01</text:p>
          </table:table-cell>
          <table:table-cell office:value-type="float" office:value="0.14779999999999999" table:style-name="ce17">
            <text:p>1,48E-01</text:p>
          </table:table-cell>
          <table:table-cell office:value-type="float" office:value="0.14737999999999998" table:formula="of:=AVERAGE([.L49:.P49])" table:style-name="ce18">
            <text:p>1,474E-01</text:p>
          </table:table-cell>
          <table:table-cell office:value-type="float" office:value="7.3280283842244622E-4" table:formula="of:=STDEV([.L49:.P49])" table:style-name="ce17">
            <text:p>7,33E-04</text:p>
          </table:table-cell>
          <table:table-cell office:value-type="percentage" office:value="4.9722000164367369E-3" table:formula="of:=[.R49]/[.Q49]" table:style-name="ce19">
            <text:p>0,50%</text:p>
          </table:table-cell>
          <table:table-cell table:number-columns-repeated="16365" table:style-name="ce1"/>
        </table:table-row>
        <table:table-row table:style-name="ro1">
          <table:table-cell table:number-columns-repeated="7"/>
          <table:table-cell office:value-type="string" table:style-name="ce11">
            <text:p>2⁰</text:p>
          </table:table-cell>
          <table:table-cell office:value-type="string" table:style-name="ce11">
            <text:p>2⁴</text:p>
          </table:table-cell>
          <table:table-cell office:value-type="string" table:style-name="ce11">
            <text:p>2³</text:p>
          </table:table-cell>
          <table:table-cell office:value-type="string" table:style-name="ce11">
            <text:p>2³</text:p>
          </table:table-cell>
          <table:table-cell office:value-type="float" office:value="0.1464" table:style-name="ce13">
            <text:p>1,46E-01</text:p>
          </table:table-cell>
          <table:table-cell office:value-type="float" office:value="0.1457" table:style-name="ce13">
            <text:p>1,46E-01</text:p>
          </table:table-cell>
          <table:table-cell office:value-type="float" office:value="0.1454" table:style-name="ce13">
            <text:p>1,45E-01</text:p>
          </table:table-cell>
          <table:table-cell office:value-type="float" office:value="0.1469" table:style-name="ce13">
            <text:p>1,47E-01</text:p>
          </table:table-cell>
          <table:table-cell office:value-type="float" office:value="0.14849999999999999" table:style-name="ce13">
            <text:p>1,49E-01</text:p>
          </table:table-cell>
          <table:table-cell office:value-type="float" office:value="0.14657999999999999" table:formula="of:=AVERAGE([.L50:.P50])" table:style-name="ce20">
            <text:p>1,466E-01</text:p>
          </table:table-cell>
          <table:table-cell office:value-type="float" office:value="1.2235195135346206E-3" table:formula="of:=STDEV([.L50:.P50])" table:style-name="ce13">
            <text:p>1,22E-03</text:p>
          </table:table-cell>
          <table:table-cell office:value-type="percentage" office:value="8.3471108850772316E-3" table:formula="of:=[.R50]/[.Q50]" table:style-name="ce14">
            <text:p>0,83%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3" table:style-name="ce1"/>
          <table:table-cell table:style-name="ce21"/>
          <table:table-cell table:number-columns-repeated="16363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CARLOS VIDAL</dc:creator>
    <meta:creation-date>2022-12-21T19:52:36Z</meta:creation-date>
    <dc:date>2023-01-02T20:34:18Z</dc:date>
    <meta:editing-cycles>16</meta:editing-cycles>
    <meta:editing-duration>PT92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tru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H$20:.$H$30"/>
          </chart:axis>
          <chart:series chart:label-cell-address="Sheet1.$Q$19" chart:values-cell-range-address="Sheet1.$Q$20:.$Q$30" chart:class="chart:line" chart:attached-axis="primary-y" chart:style-name="G0S0">
            <chart:data-point chart:repeated="11"/>
          </chart:series>
          <chart:series chart:label-cell-address="Sheet1.$T$19" chart:values-cell-range-address="Sheet1.$T$20:.$T$30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5">
      <style:chart-properties chart:gap-width="150" chart:overlap="0" chart:link-data-style-to-source="true" chart:visible="true" chart:logarithmic="true" chart:maximum="0.3" chart:minimum="0.1" chart:origin="0" chart:interval-major="0.2" chart:tick-marks-major-inner="false" chart:tick-marks-major-outer="false" chart:tick-marks-minor-inner="false" chart:tick-marks-minor-outer="tru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76377952756pt" svg:width="420.6047244094488pt" chart:style-name="Crt0">
        <chart:title chart:style-name="CT00">
          <text:p text:style-name="a0" text:class-names="" text:cond-style-name="">GPU Execution Time</text:p>
        </chart:title>
        <chart:legend chart:legend-position="end" chart:legend-align="center" chart:style-name="Lgnd"/>
        <chart:plot-area svg:x="25.79354330708662pt" svg:y="60.20118110236221pt" svg:width="316.721968503937pt" svg:height="163.7392913385827pt" chart:style-name="Plt0">
          <chart:axis chart:dimension="y" chart:name="primary-y" chart:style-name="Axs0">
            <chart:title svg:x="26.24708661417323pt" svg:y="24.17685039370078pt" chart:style-name="AT00">
              <text:p text:style-name="a1" text:class-names="" text:cond-style-name="">Execution Time (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300.5088976377952pt" svg:y="221.8147244094488pt" chart:style-name="AT01">
              <text:p text:style-name="a2" text:class-names="" text:cond-style-name="">Block Y Dimention</text:p>
            </chart:title>
            <chart:categories table:cell-range-address="Sheet1.$K$37:.$K$41"/>
          </chart:axis>
          <chart:series chart:label-cell-address="Sheet1.$Q$36" chart:values-cell-range-address="Sheet1.$Q$37:.$Q$41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3" number:min-decimal-places="3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8">
      <style:chart-properties chart:gap-width="150" chart:overlap="0" chart:link-data-style-to-source="true" chart:visible="true" chart:logarithmic="true" chart:maximum="0.2" chart:minimum="0.1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9722in" chart:symbol-height="0.09722in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88.7936220472441pt" svg:width="417.0046456692913pt" chart:style-name="Crt0">
        <chart:title chart:style-name="CT00">
          <text:p text:style-name="a0" text:class-names="" text:cond-style-name="">GPU Execution Time</text:p>
        </chart:title>
        <chart:legend chart:legend-position="end" chart:legend-align="center" chart:style-name="Lgnd"/>
        <chart:plot-area svg:x="13.23692913385827pt" svg:y="46.17181102362205pt" svg:width="325.0266929133858pt" svg:height="220.8255118110236pt" chart:style-name="Plt0">
          <chart:axis chart:dimension="y" chart:name="primary-y" chart:style-name="Axs0">
            <chart:title svg:x="17.85708661417323pt" svg:y="24.03543307086614pt" chart:style-name="AT00">
              <text:p text:style-name="a1" text:class-names="" text:cond-style-name="">Execution Time (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312.4699212598425pt" svg:y="268.5562204724409pt" chart:style-name="AT01">
              <text:p text:style-name="a2" text:class-names="" text:cond-style-name="">Grid Y Dimention</text:p>
            </chart:title>
            <chart:categories table:cell-range-address="Sheet1.$H$46:.$H$50"/>
          </chart:axis>
          <chart:series chart:label-cell-address="Sheet1.$Q$45" chart:values-cell-range-address="Sheet1.$Q$46:.$Q$50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true" chart:maximum="12" chart:minimum="0.08" chart:origin="0" chart:interval-major="1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1.2062992125984pt" svg:width="424.1763779527559pt" chart:style-name="Crt0">
        <chart:title chart:style-name="CT00">
          <text:p text:style-name="a0" text:class-names="" text:cond-style-name="">GPU Vs CPU Execution Time</text:p>
        </chart:title>
        <chart:legend chart:legend-position="end" chart:legend-align="center" chart:style-name="Lgnd"/>
        <chart:plot-area svg:x="11.67795275590551pt" svg:y="41.35283464566929pt" svg:width="317.2607086614173pt" svg:height="177.2587401574803pt" chart:style-name="Plt0">
          <chart:axis chart:dimension="y" chart:name="primary-y" chart:style-name="Axs0">
            <chart:title svg:x="6.094094488188976pt" svg:y="17.65787401574803pt" chart:style-name="AT00">
              <text:p text:style-name="a1" text:class-names="" text:cond-style-name="">Execution Time (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svg:x="267.4592913385827pt" svg:y="223.8266929133858pt" chart:style-name="AT01">
              <text:p text:style-name="a2" text:class-names="" text:cond-style-name="">Block X Dimention</text:p>
            </chart:title>
            <chart:categories table:cell-range-address="Sheet1.$J$20:.$J$30"/>
          </chart:axis>
          <chart:series chart:label-cell-address="Sheet1.$Q$19" chart:values-cell-range-address="Sheet1.$Q$20:.$Q$30" chart:class="chart:line" chart:attached-axis="primary-y" chart:style-name="G0S0">
            <chart:data-point chart:repeated="11"/>
          </chart:series>
          <chart:series chart:label-cell-address="Sheet1.$U$19" chart:values-cell-range-address="Sheet1.$U$20:.$U$30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